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line-height="100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20pt"/>
    </style:style>
    <style:style style:name="T1" style:family="text">
      <style:text-properties fo:color="#ccff66" fo:font-size="13pt" fo:font-weight="normal" style:font-size-asian="40pt" style:font-weight-asian="normal" style:font-size-complex="40pt" style:font-weight-complex="normal"/>
    </style:style>
    <style:style style:name="T2" style:family="text">
      <style:text-properties fo:color="#ffffff" style:font-name="Verdana1" fo:font-size="36pt" fo:language="en" fo:country="AU" style:font-size-asian="36pt" style:font-size-complex="36pt"/>
    </style:style>
    <style:style style:name="T3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4" style:family="text">
      <style:text-properties style:font-name="Verdana1" fo:font-size="36pt" fo:language="en" fo:country="AU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is eye is on the sparrow<text:line-break/><text:span text:style-name="T1">(Civilla D. Martin and Charles H. Gabriel)</text:span></text:p>
          </draw:text-box>
        </draw:frame>
        <draw:frame presentation:style-name="pr2" draw:text-style-name="P2" draw:layer="layout" svg:width="28cm" svg:height="15.6cm" svg:x="0cm" svg:y="5.2cm" presentation:class="outline" presentation:user-transformed="true">
          <draw:text-box>
            <text:p text:style-name="P1"><text:span text:style-name="T2">Why should I feel discouraged, </text:span></text:p>
            <text:p text:style-name="P1"><text:span text:style-name="T2">why should the shadows come,</text:span></text:p>
            <text:p text:style-name="P1"><text:span text:style-name="T2">Why should my heart be lonely, </text:span></text:p>
            <text:p text:style-name="P1"><text:span text:style-name="T2">and long for heaven and home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text-style-name="P4" draw:layer="layout" svg:width="28cm" svg:height="15.6cm" svg:x="0cm" svg:y="5.2cm" presentation:class="outline">
          <draw:text-box>
            <text:p text:style-name="P1"><text:span text:style-name="T3">When Jesus is my portion</text:span></text:p>
            <text:p text:style-name="P1"><text:span text:style-name="T3">My constant friend is He</text:span></text:p>
            <text:p text:style-name="P1"><text:span text:style-name="T3">His eye is on the sparrow, </text:span></text:p>
            <text:p text:style-name="P1"><text:span text:style-name="T3">and I know He watches me;</text:span></text:p>
            <text:p text:style-name="P1"><text:span text:style-name="T3">His eye is on the sparrow, </text:span></text:p>
            <text:p text:style-name="P1"><text:span text:style-name="T3">and I know He watches 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text-style-name="P2" draw:layer="layout" svg:width="28cm" svg:height="12.179cm" svg:x="0cm" svg:y="5.2cm" presentation:class="outline" presentation:user-transformed="true">
          <draw:text-box>
            <text:p text:style-name="P1"><text:span text:style-name="T4">“</text:span><text:span text:style-name="T4">Let </text:span><text:span text:style-name="T2">not your heart be troubled" </text:span></text:p>
            <text:p text:style-name="P1"><text:span text:style-name="T2">His tender word I hear,</text:span></text:p>
            <text:p text:style-name="P1"><text:span text:style-name="T2">And resting on His goodness, </text:span></text:p>
            <text:p text:style-name="P1"><text:span text:style-name="T2">I lose my doubts and fears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text-style-name="P4" draw:layer="layout" svg:width="28cm" svg:height="15.6cm" svg:x="0cm" svg:y="5.2cm" presentation:class="outline">
          <draw:text-box>
            <text:p text:style-name="P1"><text:span text:style-name="T3">By the path He leadeth,</text:span></text:p>
            <text:p text:style-name="P1"><text:span text:style-name="T3">but one step I may see;</text:span></text:p>
            <text:p text:style-name="P1"><text:span text:style-name="T3">His eye is on the sparrow, </text:span></text:p>
            <text:p text:style-name="P1"><text:span text:style-name="T3">and I know He watches me;</text:span></text:p>
            <text:p text:style-name="P1"><text:span text:style-name="T3">His eye is on the sparrow,</text:span></text:p>
            <text:p text:style-name="P1"><text:span text:style-name="T3"><text:s/></text:span><text:span text:style-name="T3">and I know He watches 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4" draw:layer="layout" svg:width="28cm" svg:height="15.6cm" svg:x="0cm" svg:y="5.2cm" presentation:class="outline">
          <draw:text-box>
            <text:list text:style-name="L2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me</text:p>
              </text:list-item>
            </text:list>
          </draw:text-box>
        </draw:frame>
        <draw:custom-shape draw:style-name="gr2" draw:text-style-name="P6" draw:layer="layout" svg:width="25.2cm" svg:height="1.782cm" svg:x="1.6cm" svg:y="18.4cm">
          <text:list text:style-name="L3">
            <text:list-header>
              <text:p text:style-name="P5"><text:span text:style-name="T5">Words by Civilla D. Martin, Music by Charles H. Gabriel</text:span></text:p>
              <text:p text:style-name="P5"><text:span text:style-name="T5"/></text:p>
              <text:p text:style-name="P5"><text:span text:style-name="T5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5-13T08:46:21.013751821</dc:date>
    <meta:editing-duration>PT1H53M56S</meta:editing-duration>
    <meta:editing-cycles>23</meta:editing-cycles>
    <meta:generator>LibreOffice/5.1.6.2$Linux_X86_64 LibreOffice_project/10m0$Build-2</meta:generator>
    <meta:document-statistic meta:object-count="47"/>
  </office:meta>
</office:document-meta>
</file>